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61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2.6909in"/>
    </style:style>
    <style:style style:name="co6" style:family="table-column">
      <style:table-column-properties fo:break-before="auto" style:column-width="2.8091in"/>
    </style:style>
    <style:style style:name="co7" style:family="table-column">
      <style:table-column-properties fo:break-before="auto" style:column-width="3.4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fff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7" table:default-cell-style-name="ce11"/>
        <table:table-row table:style-name="ro1">
          <table:table-cell office:value-type="string" calcext:value-type="string">
            <text:p>CZEŚĆ</text:p>
          </table:table-cell>
          <table:table-cell office:value-type="string" calcext:value-type="string">
            <text:p>LINK DO SKLEPU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LINK Alie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ILOŚĆ</text:p>
          </table:table-cell>
          <table:table-cell office:value-type="string" calcext:value-type="string">
            <text:p>Komentarz</text:p>
          </table:table-cell>
          <table:table-cell table:style-name="Default" office:value-type="string" calcext:value-type="string">
            <text:p>datasheet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ESP32 WiFi + BT 4.2</text:p>
          </table:table-cell>
          <table:table-cell office:value-type="string" calcext:value-type="string">
            <text:p><text:a xlink:href="https://botland.com.pl/moduly" xlink:type="simple">https://botland.com.pl/moduly</text:a>-wifi-i-bt-esp32/8893-esp32-wifi-bt-42-platforma-z-modulem-esp-wroom-32-zgodny-z-esp32-devkit-5904422337438.html</text:p>
          </table:table-cell>
          <table:table-cell office:value-type="string" calcext:value-type="string">
            <text:p>49,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piej brać pewniaka z botlandu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ME280 - czujnik wilgotności, temperatury oraz ciśnienia 110kPa I2C/SPI - 3,3V</text:p>
          </table:table-cell>
          <table:table-cell office:value-type="string" calcext:value-type="string">
            <text:p>https://botland.com.pl/czujniki-cisnienia/11803-bme280-czujnik-wilgotnosci-temperatury-oraz-cisnienia-110kpa-i2cspi-33v-5904422366179.html</text:p>
          </table:table-cell>
          <table:table-cell table:style-name="ce10" office:value-type="string" calcext:value-type="string">
            <text:p>34,90</text:p>
          </table:table-cell>
          <table:table-cell office:value-type="string" calcext:value-type="string">
            <text:p>https://pl.aliexpress.com/item/1005007730203179.html?spm=a2g0o.productlist.main.21.74645495EseycM&amp;algo_pvid=04aac672-0adc-4638-9e6a-d8adc63d7f97&amp;algo_exp_id=04aac672-0adc-4638-9e6a-d8adc63d7f97-10&amp;pdp_ext_f=%7B%22order%22%3A%22468%22%2C%22eval%22%3A%221%22%7D&amp;pdp_npi=4%40dis%21PLN%214.91%213.92%21%21%218.98%217.16%21%40210390b817427408620468988e4ae8%2112000042012744001%21sea%21PL%210%21ABX&amp;curPageLogUid=TmxPrnHlI0lb&amp;utparam-url=scene%3Asearch%7Cquery_from%3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inie mega dobre na Alie a cena znacząco mniejsza więc godne rozważen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TR390 - czujnik światła ultrafioletowego UV - STEMMA QT / Qwiic - do Arduino i Raspberry Pi - Adafruit 4831</text:p>
          </table:table-cell>
          <table:table-cell office:value-type="string" calcext:value-type="string">
            <text:p>https://botland.com.pl/czujniki-swiatla-i-koloru/19004-ltr390-czujnik-swiatla-ultrafioletowego-uv-stemma-qt-qwiic-do-arduino-i-raspberry-pi-adafruit-4831-5903351249423.html</text:p>
          </table:table-cell>
          <table:table-cell table:style-name="ce10" office:value-type="string" calcext:value-type="string">
            <text:p>29,90</text:p>
          </table:table-cell>
          <table:table-cell office:value-type="string" calcext:value-type="string">
            <text:p>https://pl.aliexpress.com/item/1005008294504716.html?spm=a2g0o.productlist.main.1.133de114oFncT2&amp;algo_pvid=d5e45baa-d08b-4d46-b85a-991ba634cc3c&amp;algo_exp_id=d5e45baa-d08b-4d46-b85a-991ba634cc3c-0&amp;pdp_ext_f=%7B%22order%22%3A%2213%22%2C%22eval%22%3A%221%22%7D&amp;pdp_npi=4%40dis%21PLN%2122.96%2119.59%21%21%2141.99%2135.82%21%40211b80e117427392822675675e72c6%2112000044520467486%21sea%21PL%210%21ABX&amp;curPageLogUid=SnTKFRd47CUr&amp;utparam-url=scene%3Asearch%7Cquery_from%3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a nie jest tak drastycznie mniejsza żeby kombinować IM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i silnik MT64 3-6V - justPi</text:p>
          </table:table-cell>
          <table:table-cell office:value-type="string" calcext:value-type="string">
            <text:p><text:a xlink:href="https://botland.com.pl/silniki-dc-bez-przekladni/949-mini-silnik-mt64-3-6v-justpi-5904422300104.html" xlink:type="simple">https://botland.com.pl/silniki-dc-bez-przekladni/949-mini-silnik-mt64-3-6v-justpi-5904422300104.html</text:a></text:p>
          </table:table-cell>
          <table:table-cell office:value-type="string" calcext:value-type="string">
            <text:p>5,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 tyle tanie w PL ze bez sensu brac z ali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ermion - czujnik jakości powietrza ENS160 - DFRobot SEN0515</text:p>
          </table:table-cell>
          <table:table-cell office:value-type="string" calcext:value-type="string">
            <text:p>https://botland.com.pl/czujniki-czystosci-powietrza/20980-fermion-czujnik-jakosci-powietrza-ens160-dfrobot-sen0515-6959420921690.htm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ttps://pl.aliexpress.com/item/1005004761725413.html?spm=a2g0o.productlist.main.13.14a9vvmXvvmXWt&amp;algo_pvid=cecb528c-7431-4fcc-8295-5e08db8caa20&amp;algo_exp_id=cecb528c-7431-4fcc-8295-5e08db8caa20-18&amp;pdp_ext_f=%7B%22order%22%3A%22703%22%2C%22eval%22%3A%221%22%7D&amp;pdp_npi=4%40dis%21PLN%2121.13%213.92%21%21%215.33%210.99%21%40211b441e17427399392764489e8c33%2112000037483858414%21sea%21PL%210%21ABX&amp;curPageLogUid=Npj2nAevOXus&amp;utparam-url=scene%3Asearch%7Cquery_from%3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 80 nie wiem czy warto ale 20 już brzmi lepiej a komentarze całkiem git</text:p>
          </table:table-cell>
          <table:table-cell office:value-type="string" calcext:value-type="string">
            <text:p>https://dfimg.dfrobot.com/nobody/wiki/66d326ec8ba3da553df93280d09e6b15.pdf</text:p>
          </table:table-cell>
          <table:table-cell table:number-columns-repeated="8"/>
        </table:table-row>
        <table:table-row table:style-name="ro4">
          <table:table-cell table:style-name="ce9" office:value-type="string" calcext:value-type="string">
            <text:p>ESP32-S3-WROOM-1 N8R2</text:p>
          </table:table-cell>
          <table:table-cell table:style-name="ce9" office:value-type="string" calcext:value-type="string">
            <text:p>https://botland.com.pl/moduly-wifi-i-bt-esp32/20741-esp32-s3-devkitc-1-n8r2-wifi-bluetooth-plytka-rozwojowa-z-ukladem-esp32-s3-wroom-11u-5904422382377.html</text:p>
          </table:table-cell>
          <table:table-cell table:style-name="ce9" office:value-type="string" calcext:value-type="string">
            <text:p>131,00</text:p>
          </table:table-cell>
          <table:table-cell table:style-name="ce9" office:value-type="string" calcext:value-type="string">
            <text:p>https://pl.aliexpress.com/item/1005007010345446.html?srcSns=sns_Copy&amp;spreadType=socialShare&amp;bizType=ProductDetail&amp;social_params=61046008717&amp;aff_fcid=d3ef1392b89a4b7dac0ac2e4a17b6c2b-1742744347957-03410-_EjzDfIY&amp;tt=MG&amp;fbclid=IwZXh0bgNhZW0CMTEAAR0NfFPGSasBhNwJX1zRnywDPiUxVyzQ7h-YOp4QLLzGiheBmHArLqYuhxc_aem_mc6KWbJhJTlaz7SYWdDS7w&amp;aff_fsk=_EjzDfIY&amp;aff_platform=default&amp;sk=_EjzDfIY&amp;aff_trace_key=d3ef1392b89a4b7dac0ac2e4a17b6c2b-1742744347957-03410-_EjzDfIY&amp;shareId=61046008717&amp;businessType=ProductDetail&amp;platform=AE&amp;terminal_id=6bc59e11da6b4ea9a2ccefed438947e3&amp;afSmartRedirect=y</text:p>
          </table:table-cell>
          <table:table-cell table:style-name="ce9" office:value-type="string" calcext:value-type="string">
            <text:p>20,99</text:p>
          </table:table-cell>
          <table:table-cell table:style-name="ce9"/>
          <table:table-cell table:style-name="ce9" office:value-type="string" calcext:value-type="string">
            <text:p>Lepszy ESP można więcej zrobić </text:p>
          </table:table-cell>
          <table:table-cell table:style-name="ce12" office:value-type="string" calcext:value-type="string">
            <text:p>https://docs.espressif.com/projects/esp-dev-kits/en/latest/esp32s3/esp32-s3-devkitc-1/index.html</text:p>
          </table:table-cell>
          <table:table-cell table:style-name="ce12" office:value-type="string" calcext:value-type="string">
            <text:p>https://botland.com.pl/moduly-wifi-i-bt-esp32/20741-esp32-s3-devkitc-1-n8r2-wifi-bluetooth-plytka-rozwojowa-z-ukladem-esp32-s3-wroom-11u-5904422382377.htm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4:36:04.883939954</meta:creation-date>
    <dc:date>2025-03-23T16:55:04.307719316</dc:date>
    <meta:editing-duration>PT1H21M48S</meta:editing-duration>
    <meta:editing-cycles>3</meta:editing-cycles>
    <meta:generator>LibreOffice/7.3.7.2$Linux_X86_64 LibreOffice_project/30$Build-2</meta:generator>
    <meta:document-statistic meta:table-count="1" meta:cell-count="49" meta:object-count="0"/>
  </office:meta>
</office:document-meta>
</file>